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Times New Roman" svg:font-family="'Times New Roman'"/>
    <style:font-face style:name="charter" svg:font-family="charter, Georgia, Cambria, 'Times New Roman', Times, serif"/>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2"/>
    <style:style style:name="P2" style:family="paragraph" style:parent-style-name="Text_20_body">
      <style:text-properties officeooo:rsid="00165496" officeooo:paragraph-rsid="00165496"/>
    </style:style>
    <style:style style:name="P3" style:family="paragraph" style:parent-style-name="Text_20_body" style:list-style-name="L2">
      <style:text-properties officeooo:rsid="00165496" officeooo:paragraph-rsid="00165496"/>
    </style:style>
    <style:style style:name="P4" style:family="paragraph" style:parent-style-name="Text_20_body">
      <style:text-properties officeooo:rsid="0016cb96" officeooo:paragraph-rsid="0016cb96"/>
    </style:style>
    <style:style style:name="T1" style:family="text">
      <style:text-properties officeooo:rsid="0013bca0"/>
    </style:style>
    <style:style style:name="T2" style:family="text">
      <style:text-properties fo:color="#000000" style:font-name="Times New Roman"/>
    </style:style>
    <style:style style:name="T3" style:family="text">
      <style:text-properties fo:color="#000000" style:font-name="Times New Roman" fo:font-size="14pt" style:font-size-asian="14pt" style:font-size-complex="14pt"/>
    </style:style>
    <style:style style:name="T4" style:family="text">
      <style:text-properties fo:color="#000000" style:font-name="Times New Roman" fo:font-size="14pt" fo:font-weight="bold" style:font-size-asian="14pt" style:font-weight-asian="bold" style:font-size-complex="14pt" style:font-weight-complex="bold"/>
    </style:style>
    <style:style style:name="T5" style:family="text">
      <style:text-properties fo:color="#000000" fo:font-size="14pt" fo:font-weight="bold" style:font-size-asian="14pt" style:font-weight-asian="bold" style:font-size-complex="14pt" style:font-weight-complex="bold"/>
    </style:style>
    <style:style style:name="T6" style:family="text">
      <style:text-properties fo:font-size="12pt" officeooo:rsid="0013bca0"/>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13bca0" style:font-size-asian="14pt" style:font-weight-asian="bold" style:font-size-complex="14pt" style:font-weight-complex="bold"/>
    </style:style>
    <style:style style:name="T10" style:family="text">
      <style:text-properties fo:font-weight="bold" style:font-weight-asian="bold" style:font-weight-complex="bold"/>
    </style:style>
    <style:style style:name="T11" style:family="text">
      <style:text-properties fo:font-weight="bold" officeooo:rsid="0013bca0" style:font-weight-asian="bold" style:font-weight-complex="bold"/>
    </style:style>
    <style:style style:name="T12" style:family="text">
      <style:text-properties style:font-name="Liberation Serif"/>
    </style:style>
    <style:style style:name="T13" style:family="text">
      <style:text-properties style:font-name="Liberation Mono"/>
    </style:style>
    <style:style style:name="T14" style:family="text">
      <style:text-properties style:font-name="Liberation Sans"/>
    </style:style>
    <style:style style:name="T15" style:family="text">
      <style:text-properties style:font-name="Ubuntu"/>
    </style:style>
    <style:style style:name="T16" style:family="text">
      <style:text-properties officeooo:rsid="0017bac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ssical Synchronization Problems</text:p>
      <text:p text:style-name="Text_20_body"/>
      <text:p text:style-name="Text_20_body">1. <text:span text:style-name="T8">Producer - Consumer Problem</text:span></text:p>
      <text:p text:style-name="Text_20_body">Bounded Buffer problem is also called producer consumer problem. This problem is generalized in terms of the Producer-Consumer problem. Solution to this problem is, creating two counting semaphores “full” and “empty” to keep track of the current number of full and empty buffers respectively. Producers produce a product and consumers consume the product, but both use of one of the containers each time.</text:p>
      <text:p text:style-name="Text_20_body"><text:a xlink:type="simple" xlink:href="https://gist.github.com/jaseemabid/1922623" text:style-name="Internet_20_link" text:visited-style-name="Visited_20_Internet_20_Link">https://gist.github.com/jaseemabid/1922623</text:a></text:p>
      <text:p text:style-name="Text_20_body"><text:a xlink:type="simple" xlink:href="https://github.com/pateldevang/Producer-consumer-problem-in-C/blob/master/producer-consumer.c" text:style-name="Internet_20_link" text:visited-style-name="Visited_20_Internet_20_Link">https://github.com/pateldevang/Producer-consumer-problem-in-C/blob/master/producer-consumer.c</text:a></text:p>
      <text:p text:style-name="Text_20_body"/>
      <text:p text:style-name="Text_20_body"><text:span text:style-name="T1">2. </text:span><text:span text:style-name="T9">Dining – Philosopher’s Problem</text:span></text:p>
      <text:p text:style-name="Text_20_body"><text:span text:style-name="T1">T</text:span>he Dining Philosopher Problem states that K philosophers seated around a circular table with one chopstick between each pair of philosophers. There is one chopstick between each philosopher. A philosopher may eat if he can pickup the two chopsticks adjacent to him. One chopstick may be picked up by any one of its adjacent followers but not both. This problem involves the allocation of limited resources to a group of processes in a deadlock-free and starvation-free manner.</text:p>
      <text:p text:style-name="P2">Using semaphores: Already in laptop</text:p>
      <text:p text:style-name="Text_20_body"/>
      <text:p text:style-name="Text_20_body">3. <text:span text:style-name="T8">Readers - Writers Problem</text:span></text:p>
      <text:p text:style-name="Text_20_body">Suppose that a database is to be shared among several concurrent processes. Some of these processes may want only to read the database, whereas others may want to update (that is, to read and write) the database. We distinguish between these two types of processes by referring to the former as readers and to the latter as writers. Precisely in OS we call this situation as the readers-writers problem. Problem parameters:</text:p>
      <text:list xml:id="list1597687292" text:style-name="L2">
        <text:list-item>
          <text:p text:style-name="P1">One set of data is shared among a number of processes.</text:p>
        </text:list-item>
        <text:list-item>
          <text:p text:style-name="P1">Once a writer is ready, it performs its write. Only one writer may write at a time.</text:p>
        </text:list-item>
        <text:list-item>
          <text:p text:style-name="P1">If a process is writing, no other process can read it.</text:p>
        </text:list-item>
        <text:list-item>
          <text:p text:style-name="P1">If at least one reader is reading, no other process can write.</text:p>
        </text:list-item>
        <text:list-item>
          <text:p text:style-name="P1">Readers may not write and only read.</text:p>
          <text:p text:style-name="P3">Using sempahores: Already in laptop</text:p>
          <text:p text:style-name="P1"/>
        </text:list-item>
      </text:list>
      <text:p text:style-name="Text_20_body"/>
      <text:p text:style-name="Text_20_body"><text:soft-page-break/></text:p>
      <text:p text:style-name="Text_20_body">4. <text:span text:style-name="T8">Sleeping Barber problem</text:span></text:p>
      <text:p text:style-name="Text_20_body">Barber shop with one barber, one barber chair and N chairs to wait in. When no customers the barber goes to sleep in barber chair and must be woken when a customer comes in. When barber is cutting hair new custmers take empty seats to wait, or leave if no vacancy.</text:p>
      <text:p text:style-name="P4">Using semaphores:</text:p>
      <text:p text:style-name="P4"><text:a xlink:type="simple" xlink:href="http://www.cs.csi.cuny.edu/~yumei/csc718/homework2/homework2solution.pdf" text:style-name="Internet_20_link" text:visited-style-name="Visited_20_Internet_20_Link">http://www.cs.csi.cuny.edu/~yumei/csc718/homework2/homework2solution.pdf</text:a></text:p>
      <text:p text:style-name="P4"><text:a xlink:type="simple" xlink:href="https://github.com/tonyjmartinez/Sleeping-Barber/blob/master/mybarber.c" text:style-name="Internet_20_link" text:visited-style-name="Visited_20_Internet_20_Link">https://github.com/tonyjmartinez/Sleeping-Barber/blob/master/mybarber.c</text:a></text:p>
      <text:p text:style-name="P4"/>
      <text:p text:style-name="Text_20_body"/>
      <text:p text:style-name="Text_20_body"><text:span text:style-name="T6">5. </text:span><text:span text:style-name="T5">Cigarette Smoker's Problem</text:span></text:p>
      <text:p text:style-name="Text_20_body">here are four processes in this problem: three smoker processes and an agent process. Each of the smoker processes will make a cigarette and smoke it. To make a cigarette requires tobacco, paper, and matches. Each smoker process has one of the three items. I.e., one process has tobacco, another has paper, and a third has matches. The agent has an infinite supply of all three. The agent places two of the three items on the table, and the smoker that has the third item makes the cigarette. Synchronize the processes.</text:p>
      <text:p text:style-name="P2">Using semaphores: <text:a xlink:type="simple" xlink:href="http://tstout.net/highlight.php?filename=.%2FSchool%2FCS+4411%2FCS4411+Mini-Project%2Fsmokers-sem.c&amp;language=c&amp;root" text:style-name="Internet_20_link" text:visited-style-name="Visited_20_Internet_20_Link">http://tstout.net/highlight.php?filename=.%2FSchool%2FCS+4411%2FCS4411+Mini-Project%2Fsmokers-sem.c&amp;language=c&amp;root</text:a>=.</text:p>
      <text:p text:style-name="Text_20_body"/>
      <text:p text:style-name="Text_20_body">6. <text:span text:style-name="T8">Water Jug problem</text:span></text:p>
      <text:p text:style-name="Text_20_body">You are given two jugs, a 4-gallon one and a 3-gallon one, a pump which has unlimited water which you can use to fill the jug, and the ground on which water may be poured. Neither jug has any measuring markings on it. How can you get exactly 2 gallons of water in the 4-gallon ju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Times New Roman" svg:font-family="'Times New Roman'"/>
    <style:font-face style:name="charter" svg:font-family="charter, Georgia, Cambria, 'Times New Roman', Times, serif"/>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04:36:16.083082043</meta:creation-date>
    <dc:date>2020-10-20T09:05:46.899735009</dc:date>
    <meta:editing-duration>PT11M46S</meta:editing-duration>
    <meta:editing-cycles>1</meta:editing-cycles>
    <meta:document-statistic meta:table-count="0" meta:image-count="0" meta:object-count="0" meta:page-count="2" meta:paragraph-count="27" meta:word-count="522" meta:character-count="3363" meta:non-whitespace-character-count="2873"/>
    <meta:generator>LibreOffice/6.4.6.2$Linux_X86_64 LibreOffice_project/40$Build-2</meta:generator>
  </office:meta>
</office:document-meta>
</file>